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style:font-weight-asian="bold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54d71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6ddf4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4d71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4d71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ddf4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54d71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6ddf4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style:font-name="Arial" fo:font-size="11pt" fo:font-style="normal"/>
    </style:style>
    <style:style style:name="T13" style:family="text">
      <style:text-properties style:font-name="Arial" fo:font-size="11pt" fo:font-style="normal" fo:font-weight="normal"/>
    </style:style>
    <style:style style:name="T14" style:family="text">
      <style:text-properties officeooo:rsid="00054d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9c05c51-7fff-d5d1-52e3-a31514459c24"/>Using MySQLdb in Python</text:p>
      <text:p text:style-name="Text_20_body"/>
      <text:p text:style-name="P1">1. Setting Up the Database</text:p>
      <text:p text:style-name="Text_20_body"/>
      <text:p text:style-name="P2">Before starting with the lab tasks, ensure that you have executed the SQL script provided earlier to create the `US_States` database. </text:p>
      <text:p text:style-name="P6"><text:span text:style-name="T1"><text:line-break/></text:span><text:span text:style-name="T5">2. Github Repository</text:span></text:p>
      <text:p text:style-name="P6"><text:span text:style-name="T1"><text:line-break/>GitHub repository: `first_name-MySQL-Python-Lab.git`  </text:span></text:p>
      <text:p text:style-name="P6"><text:span text:style-name="T1">Directory: `python-MySQLdb`  <text:line-break/><text:line-break/>Create the above github repository , replace first-name with your first name and also create the directory  python-MySQLdb that will contain all of your scripts.</text:span></text:p>
      <text:p text:style-name="Text_20_body"/>
      <text:p text:style-name="P1">Lab Tasks:</text:p>
      <text:p text:style-name="P1">Task 1: List All States from the Database</text:p>
      <text:p text:style-name="Text_20_body"/>
      <text:p text:style-name="P6"><text:span text:style-name="T1">Write a script </text:span><text:span text:style-name="T10">(file name: 0-select_states.py)</text:span><text:span text:style-name="T11"> </text:span><text:span text:style-name="T1">that lists all states from the database `US_States`:</text:span></text:p>
      <text:p text:style-name="Text_20_body"/>
      <text:p text:style-name="P2">- Your script should take 3 arguments: MySQL username, MySQL password, and database name (no argument validation needed).</text:p>
      <text:p text:style-name="P2">- You must use the module MySQLdb (import MySQLdb).</text:p>
      <text:p text:style-name="P2">- Your script should connect to a MySQL server running on `localhost` at port `3306`.</text:p>
      <text:p text:style-name="P2">- Results must be sorted in ascending order by `states.id`.</text:p>
      <text:p text:style-name="P2">- Results must be displayed as they are in the example below.</text:p>
      <text:p text:style-name="P2">- Your code should not be executed when imported.</text:p>
      <text:p text:style-name="Text_20_body"/>
      <text:p text:style-name="P2">Below is the code for the above script: </text:p>
      <text:p text:style-name="Text_20_body"/>
      <text:p text:style-name="P3">import sys</text:p>
      <text:p text:style-name="P3">import MySQLdb</text:p>
      <text:p text:style-name="Text_20_body"/>
      <text:p text:style-name="P3">if __name__ == "__main__":</text:p>
      <text:p text:style-name="P4">username = sys.argv[1]</text:p>
      <text:p text:style-name="P6"><text:span text:style-name="T11">     </text:span><text:span text:style-name="T10">password = sys.argv[2]</text:span></text:p>
      <text:p text:style-name="P6"><text:span text:style-name="T11">     </text:span><text:span text:style-name="T10">dbname = sys.argv[3]</text:span></text:p>
      <text:p text:style-name="Text_20_body"/>
      <text:p text:style-name="P3"><text:soft-page-break/>db = MySQLdb.connect(host="localhost", user=username, passwd=password, db=dbname)</text:p>
      <text:p text:style-name="P3">cursor = db.cursor()</text:p>
      <text:p text:style-name="P3">cursor.execute("SELECT * FROM states ORDER BY id ASC")</text:p>
      <text:p text:style-name="P3">results = cursor.fetchall()</text:p>
      <text:p text:style-name="P3">for row in results:</text:p>
      <text:p text:style-name="P6"><text:span text:style-name="T11">         </text:span><text:span text:style-name="T10">print(row)</text:span></text:p>
      <text:p text:style-name="Text_20_body"/>
      <text:p text:style-name="P3">cursor.close()</text:p>
      <text:p text:style-name="P3">db.close()</text:p>
      <text:p text:style-name="Text_20_body"/>
      <text:p text:style-name="P1">Task 2: Filter States by Starting Letter</text:p>
      <text:p text:style-name="Text_20_body"/>
      <text:p text:style-name="P6"><text:span text:style-name="T1">Write a script </text:span><text:span text:style-name="T5">(filename: 1-filter_states.py)</text:span><text:span text:style-name="T11"> </text:span><text:span text:style-name="T1">that lists all states with a name starting with 'A' from the database `US_States`:</text:span></text:p>
      <text:p text:style-name="P2">- Your script should take 3 arguments: MySQL username, MySQL password, and database name (no argument validation needed).</text:p>
      <text:p text:style-name="P2">- You must use the module MySQLdb (import MySQLdb).</text:p>
      <text:p text:style-name="P2">- Your script should connect to a MySQL server running on `localhost` at port `3306`.</text:p>
      <text:p text:style-name="P2">- Results must be sorted in ascending order by `states.id`.</text:p>
      <text:p text:style-name="P2">- Your code should not be executed when imported.</text:p>
      <text:p text:style-name="Text_20_body"/>
      <text:p text:style-name="P1">Task 3: Insert a New State</text:p>
      <text:p text:style-name="Text_20_body"/>
      <text:p text:style-name="P6"><text:span text:style-name="T1">Write a script </text:span><text:span text:style-name="T5">(filename: 2-insert_state.py)</text:span><text:span text:style-name="T11"> </text:span><text:span text:style-name="T1">that inserts a new state into the `states` table in the database `US_States`:</text:span></text:p>
      <text:p text:style-name="P2">- Your script should take 5 arguments: MySQL username, MySQL password, database name, state name, and state abbreviation (no argument validation needed).</text:p>
      <text:p text:style-name="P2">- You must use the module MySQLdb (import MySQLdb).</text:p>
      <text:p text:style-name="P2">- Your script should connect to a MySQL server running on `localhost` at port `3306`.</text:p>
      <text:p text:style-name="P2">- The new state should be added to the database with default values for other fields.</text:p>
      <text:p text:style-name="P2">- Your code should not be executed when imported.</text:p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sk 4: Update a State's Population</text:p>
      <text:p text:style-name="Text_20_body"/>
      <text:p text:style-name="P6"><text:span text:style-name="T1">Write a script </text:span><text:span text:style-name="T10">(filename: 3-update_population.py) </text:span><text:span text:style-name="T1">that updates the population of a state in the `states` table in the database `US_States`:</text:span></text:p>
      <text:p text:style-name="P2">- Your script should take 5 arguments: MySQL username, MySQL password, database name, state id, and new population (no argument validation needed).</text:p>
      <text:p text:style-name="P2">- You must use the module MySQLdb (import MySQLdb).</text:p>
      <text:p text:style-name="P2">- Your script should connect to a MySQL server running on `localhost` at port `3306`.</text:p>
      <text:p text:style-name="P2">- The population of the state with the specified id should be updated.</text:p>
      <text:p text:style-name="P2">- Your code should not be executed when imported.</text:p>
      <text:p text:style-name="Text_20_body"><text:line-break/><text:line-break/><text:line-break/></text:p>
      <text:p text:style-name="P1">Task 5: Delete a State</text:p>
      <text:p text:style-name="Text_20_body"/>
      <text:p text:style-name="P6"><text:span text:style-name="T1">Write a script </text:span><text:span text:style-name="T10">(filename: </text:span><text:span text:style-name="T5">4-delete_state.py</text:span><text:span text:style-name="T10">) </text:span><text:span text:style-name="T1">that deletes a state from the `states` table in the database `US_States`:</text:span></text:p>
      <text:p text:style-name="Text_20_body"/>
      <text:p text:style-name="P2">- Your script should take 4 arguments: MySQL username, MySQL password, database name, and state id (no argument validation needed).</text:p>
      <text:p text:style-name="P2">- You must use the module MySQLdb (import MySQLdb).</text:p>
      <text:p text:style-name="P2">- Your script should connect to a MySQL server running on `localhost` at port `3306`.</text:p>
      <text:p text:style-name="P2">- The state with the specified id should be deleted from the database.</text:p>
      <text:p text:style-name="P2">- Your code should not be executed when imported.</text:p>
      <text:p text:style-name="Text_20_body"><text:line-break/><text:span text:style-name="T6">Task 6: Search for a State by Name</text:span></text:p>
      <text:p text:style-name="P7"><text:span text:style-name="T1">Write a script </text:span><text:span text:style-name="T10">(filename: </text:span><text:span text:style-name="T6">5-search_state.py</text:span><text:span text:style-name="T10">)</text:span><text:span text:style-name="T1"> that searches for a state by name in the database `US_States`:</text:span></text:p>
      <text:p text:style-name="P2">- Your script should take 4 arguments: MySQL username, MySQL password, database name, and state name (no argument validation needed).</text:p>
      <text:p text:style-name="P2">- You must use the module MySQLdb (import MySQLdb).</text:p>
      <text:p text:style-name="P2">- Your script should connect to a MySQL server running on `localhost` at port `3306`.</text:p>
      <text:p text:style-name="P2">- The search should be case-insensitive.</text:p>
      <text:p text:style-name="P2">- Results must be sorted in ascending order by `states.id`.</text:p>
      <text:p text:style-name="P6"><text:span text:style-name="T1">- Your code should not be executed when imported.</text:span></text:p>
      <text:p text:style-name="P6"><text:span text:style-name="T1"/></text:p>
      <text:p text:style-name="P2">Example output <text:span text:style-name="T14">of your script</text:span>:</text:p>
      <text:p text:style-name="P2">```</text:p>
      <text:p text:style-name="P2">(1, 'Alabama', 'AL', 'Montgomery', 4903185, 1819)</text:p>
      <text:p text:style-name="P5"><text:soft-page-break/><text:span text:style-name="T12">Task 7: List All State Capitals</text:span></text:p>
      <text:p text:style-name="P7"><text:span text:style-name="T1">Write a script </text:span><text:span text:style-name="T7">(filename: 6-list_capitals.py)</text:span><text:span text:style-name="T1">that lists all state capitals from the database `US_States`:</text:span></text:p>
      <text:p text:style-name="P2">- Your script should take 3 arguments: MySQL username, MySQL password, and database name (no argument validation needed).</text:p>
      <text:p text:style-name="P2">- You must use the module MySQLdb (import MySQLdb).</text:p>
      <text:p text:style-name="P2">- Your script should connect to a MySQL server running on `localhost` at port `3306`.</text:p>
      <text:p text:style-name="P2">- Results must be sorted in ascending order by `states.capital`.</text:p>
      <text:p text:style-name="P2">- Your code should not be executed when imported.</text:p>
      <text:p text:style-name="P6"><text:span text:style-name="T6"/></text:p>
      <text:p text:style-name="P6"><text:span text:style-name="T6">Task 8: Find the Most Populous State</text:span></text:p>
      <text:p text:style-name="P7"><text:span text:style-name="T1">Write a script </text:span><text:span text:style-name="T7">(filename: 7-most_populous_state.py) </text:span><text:span text:style-name="T1">that finds the most populous state in the database `US_States`:</text:span></text:p>
      <text:p text:style-name="P2">- Your script should take 3 arguments: MySQL username, MySQL password, and database name (no argument validation needed).</text:p>
      <text:p text:style-name="P2">- You must use the module MySQLdb (import MySQLdb).</text:p>
      <text:p text:style-name="P2">- Your script should connect to a MySQL server running on `localhost` at port `3306`.</text:p>
      <text:p text:style-name="P2">- Your code should not be executed when imported.</text:p>
      <text:p text:style-name="Text_20_body"/>
      <text:p text:style-name="P9"><text:span text:style-name="T9">Task 9: Calculate the Average Population</text:span></text:p>
      <text:p text:style-name="P7"><text:span text:style-name="T1">Write a script </text:span><text:span text:style-name="T7">(filename: 8-average_population.py) </text:span><text:span text:style-name="T1">that calculates the average population of states in the database `US_States`:</text:span></text:p>
      <text:p text:style-name="P2">- Your script should take 3 arguments: MySQL username, MySQL password, and database name (no argument validation needed).</text:p>
      <text:p text:style-name="P2">- You must use the module MySQLdb (import MySQLdb).</text:p>
      <text:p text:style-name="P2">- Your script should connect to a MySQL server running on `localhost` at port `3306`.</text:p>
      <text:p text:style-name="P2">- Your code should not be executed when imported.</text:p>
      <text:p text:style-name="Text_20_body"/>
      <text:p text:style-name="P9"><text:span text:style-name="T9">Task 10: List States Admitted After a Certain Year</text:span></text:p>
      <text:p text:style-name="P7"><text:span text:style-name="T1">Write a script </text:span><text:span text:style-name="T7">(filename: 9-states_after_year.py)</text:span><text:span text:style-name="T1">that lists all states admitted to the Union </text:span><text:span text:style-name="T2">between the </text:span><text:span text:style-name="T1">year</text:span><text:span text:style-name="T2">s of 1750 and 1850 and </text:span><text:span text:style-name="T1">from the database `US_States`:</text:span></text:p>
      <text:p text:style-name="P2">- Your script should take 4 arguments: MySQL username, MySQL password, database name, and year (no argument validation needed).</text:p>
      <text:p text:style-name="P2">- You must use the module MySQLdb (import MySQLdb).</text:p>
      <text:p text:style-name="P2">- Your script should connect to a MySQL server running on `localhost` at port `3306`.</text:p>
      <text:p text:style-name="P2">- Results must be sorted in ascending order by `states.year_admitted`.</text:p>
      <text:p text:style-name="P2">- Your code should not be executed when imported.</text:p>
      <text:p text:style-name="Text_20_body"/>
      <text:p text:style-name="P2"/>
      <text:p text:style-name="Text_20_body"/>
      <text:p text:style-name="P5"><text:soft-page-break/><text:span text:style-name="T12">Task 11: Count States by Population Range</text:span></text:p>
      <text:p text:style-name="P6"><text:span text:style-name="T1"/></text:p>
      <text:p text:style-name="P7"><text:span text:style-name="T1">Write a script </text:span><text:span text:style-name="T7">(filename: 10-count_population_range.py) </text:span><text:span text:style-name="T1">that counts the number of states within a given population between 1,000,000 and 5,000,000 </text:span><text:span text:style-name="T2">people</text:span><text:span text:style-name="T1"> in the database `US_States`:</text:span></text:p>
      <text:p text:style-name="P2">- Your script should take 5 arguments: MySQL username, MySQL password, database name, minimum population, and maximum population (no argument validation needed).</text:p>
      <text:p text:style-name="P2">- You must use the module MySQLdb (import MySQLdb).</text:p>
      <text:p text:style-name="P2">- Your script should connect to a MySQL server running on `localhost` at port `3306`.</text:p>
      <text:p text:style-name="P2">- Your code should not be executed when imported.</text:p>
      <text:p text:style-name="Text_20_body"/>
      <text:p text:style-name="P9"><text:span text:style-name="T9">Task 12: Join States with Capitals Table</text:span></text:p>
      <text:p text:style-name="P8"><text:span text:style-name="T1">Create a capitals table and write a script</text:span><text:span text:style-name="T6"> </text:span><text:span text:style-name="T8">(filename: 11-join_states_capitals.py`</text:span><text:span text:style-name="T4">)</text:span><text:span text:style-name="T6"> </text:span><text:span text:style-name="T1">that joins the `states` and `capitals` tables to display state names along with their capitals from the database `US_States`:</text:span></text:p>
      <text:p text:style-name="P6"><text:span text:style-name="T1">- Create the `capitals` table with the following structure:</text:span></text:p>
      <text:p text:style-name="P6"><text:span text:style-name="T11"><text:s/></text:span><text:span text:style-name="T1">CREATE TABLE capitals (</text:span></text:p>
      <text:p text:style-name="P6"><text:span text:style-name="T11"><text:s/></text:span><text:span text:style-name="T1">id INT AUTO_INCREMENT PRIMARY KEY,</text:span></text:p>
      <text:p text:style-name="P6"><text:span text:style-name="T11"><text:s/></text:span><text:span text:style-name="T1">state_id INT,</text:span></text:p>
      <text:p text:style-name="P6"><text:span text:style-name="T11"><text:s/></text:span><text:span text:style-name="T1">capital_name VARCHAR(100),</text:span></text:p>
      <text:p text:style-name="P6"><text:span text:style-name="T11"><text:s/></text:span><text:span text:style-name="T1">FOREIGN KEY (state_id) REFERENCES states(id)</text:span></text:p>
      <text:p text:style-name="P8"><text:span text:style-name="T11"><text:s/></text:span><text:span text:style-name="T1">);</text:span></text:p>
      <text:p text:style-name="P2">- Your script should take 3 arguments: MySQL username, MySQL password, and database name (no argument validation needed).</text:p>
      <text:p text:style-name="P2">- You must use the module MySQLdb (import MySQLdb).</text:p>
      <text:p text:style-name="P2">- Your script should connect to a MySQL server running on `localhost` at port `3306`.</text:p>
      <text:p text:style-name="P2">- Results must be sorted in ascending order by `states.id`.</text:p>
      <text:p text:style-name="P2">- Your code should not be executed when imported.</text:p>
      <text:p text:style-name="Text_20_body"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2:22:29.175204929</meta:creation-date>
    <dc:date>2024-06-19T12:38:19.674195519</dc:date>
    <meta:editing-duration>PT59S</meta:editing-duration>
    <meta:editing-cycles>1</meta:editing-cycles>
    <meta:document-statistic meta:table-count="0" meta:image-count="0" meta:object-count="0" meta:page-count="5" meta:paragraph-count="117" meta:word-count="1213" meta:character-count="7710" meta:non-whitespace-character-count="6568"/>
    <meta:generator>LibreOffice/7.3.7.2$Linux_X86_64 LibreOffice_project/30$Build-2</meta:generator>
  </office:meta>
</office:document-meta>
</file>